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officeooo:paragraph-rsid="0000e83a" fo:background-color="#ffff00" style:font-weight-asian="bold" style:font-weight-complex="bold"/>
    </style:style>
    <style:style style:name="P2" style:family="paragraph" style:parent-style-name="Preformatted_20_Text">
      <style:text-properties fo:font-weight="bold" officeooo:rsid="0006c5c8" officeooo:paragraph-rsid="0006c5c8" fo:background-color="#ffff00" style:font-weight-asian="bold" style:font-weight-complex="bold"/>
    </style:style>
    <style:style style:name="P3" style:family="paragraph" style:parent-style-name="Preformatted_20_Text">
      <style:text-properties officeooo:paragraph-rsid="0000e83a"/>
    </style:style>
    <style:style style:name="P4" style:family="paragraph" style:parent-style-name="Preformatted_20_Text">
      <style:text-properties officeooo:rsid="0004513f" officeooo:paragraph-rsid="0004513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text-properties fo:color="#c9211e" fo:font-weight="bold" style:font-weight-asian="bold" style:font-weight-complex="bold"/>
    </style:style>
    <style:style style:name="P8" style:family="paragraph">
      <loext:graphic-properties draw:fill="none" draw:fill-color="#ffffff"/>
      <style:text-properties fo:color="#c9211e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fo:background-color="#ffff00" loext:char-shading-value="0"/>
    </style:style>
    <style:style style:name="T4" style:family="text">
      <style:text-properties fo:color="#c9211e"/>
    </style:style>
    <style:style style:name="T5" style:family="text">
      <style:text-properties fo:color="#c9211e" fo:font-weight="bold" style:font-weight-asian="bold" style:font-weight-complex="bold"/>
    </style:style>
    <style:style style:name="T6" style:family="text">
      <style:text-properties fo:color="#c9211e" fo:font-weight="bold" fo:background-color="#ffff00" loext:char-shading-value="0" style:font-weight-asian="bold" style:font-weight-complex="bold"/>
    </style:style>
    <style:style style:name="T7" style:family="text">
      <style:text-properties fo:color="#c9211e" style:font-name="Liberation Mono" fo:font-size="10pt" fo:font-weight="bold" fo:background-color="#ffff00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8" style:family="text">
      <style:text-properties fo:color="#800080" fo:font-weight="bold" style:font-weight-asian="bold" style:font-weight-complex="bold"/>
    </style:style>
    <style:style style:name="T9" style:family="text">
      <style:text-properties fo:color="#800080" fo:font-weight="bold" fo:background-color="#ffff00" loext:char-shading-value="0" style:font-weight-asian="bold" style:font-weight-complex="bold"/>
    </style:style>
    <style:style style:name="T10" style:family="text">
      <style:text-properties fo:color="#ff8000" fo:font-weight="bold" style:font-weight-asian="bold" style:font-weight-complex="bold"/>
    </style:style>
    <style:style style:name="T11" style:family="text">
      <style:text-properties fo:color="#ff0000"/>
    </style:style>
    <style:style style:name="T12" style:family="text">
      <style:text-properties fo:color="#ff0000" fo:font-weight="bold" fo:background-color="#ffff00" loext:char-shading-value="0" style:font-weight-asian="bold" style:font-weight-complex="bold"/>
    </style:style>
    <style:style style:name="T13" style:family="text">
      <style:text-properties fo:color="#ff0000" style:font-name="Liberation Mono" fo:font-size="10pt" fo:font-weight="bold" fo:background-color="#ffff00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4" style:family="text">
      <style:text-properties fo:color="#00a933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text-underline-style="none" style:font-style-asian="italic" style:font-style-complex="italic"/>
    </style:style>
    <style:style style:name="T17" style:family="text">
      <style:text-properties fo:color="#f10d0c" fo:font-weight="bold" style:font-weight-asian="bold" style:font-weight-complex="bold"/>
    </style:style>
    <style:style style:name="T18" style:family="text">
      <style:text-properties fo:color="#c9211e" fo:font-size="12pt" fo:font-weight="bold" style:font-size-asian="10.5pt" style:font-weight-asian="bold" style:font-size-complex="12pt" style:font-weight-complex="bold"/>
    </style:style>
    <style:style style:name="gr1" style:family="graphic">
      <style:graphic-properties svg:stroke-width="0.101cm" svg:stroke-color="#ff0000" draw:marker-start-width="0.503cm" draw:marker-end="Arrow" draw:marker-end-width="0.326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ff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2.35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69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11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.13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3.995cm" fo:min-width="15.584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0.467cm" fo:min-width="1.18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0.319cm" fo:min-width="1.067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line text:anchor-type="paragraph" draw:z-index="4" draw:name="Shape5" draw:style-name="gr5" draw:text-style-name="P5" svg:x1="12.843cm" svg:y1="0.092cm" svg:x2="11.864cm" svg:y2="1.124cm"><text:p/></draw:line><draw:line text:anchor-type="paragraph" draw:z-index="5" draw:name="Shape6" draw:style-name="gr9" draw:text-style-name="P5" svg:x1="12.843cm" svg:y1="0.092cm" svg:x2="18.293cm" svg:y2="0.806cm"><text:p/></draw:line><draw:frame text:anchor-type="paragraph" draw:z-index="8" draw:name="Shape9" draw:style-name="gr8" draw:text-style-name="P6" svg:width="5.107cm" svg:height="1.138cm" svg:x="12.711cm" svg:y="-0.041cm"><draw:text-box><text:p>Vai concatenar square com o valor de a</text:p></draw:text-box></draw:frame><draw:frame text:anchor-type="paragraph" draw:z-index="10" draw:name="Shape11" draw:style-name="gr6" draw:text-style-name="P8" svg:width="2.223cm" svg:height="0.976cm" svg:x="4.429cm" svg:y="0.33cm"><draw:text-box><text:p text:style-name="P7"><text:span text:style-name="T18">Parâmetros</text:span></text:p></draw:text-box></draw:frame><text:span text:style-name="T2">CRIOU-SE UMA FUNÇÃO NAS NÃO A CHAMAMOS AQUI</text:span></text:p>
      <text:p text:style-name="Preformatted_20_Text"><text:span text:style-name="T2"/></text:p>
      <text:p text:style-name="Preformatted_20_Text"><draw:line text:anchor-type="paragraph" draw:z-index="6" draw:name="Shape7" draw:style-name="gr9" draw:text-style-name="P5" svg:x1="18.293cm" svg:y1="0.005cm" svg:x2="16.785cm" svg:y2="4.291cm"><text:p/></draw:line><draw:line text:anchor-type="paragraph" draw:z-index="11" draw:name="Shape12" draw:style-name="gr5" draw:text-style-name="P5" svg:x1="5.355cm" svg:y1="7.387cm" svg:x2="5.434cm" svg:y2="0.323cm"><text:p/></draw:line>function <text:span text:style-name="T1">equalFigures</text:span>(a, b, c) {</text:p>
      <text:p text:style-name="Preformatted_20_Text"><text:s text:c="4"/>let backGroundA = document.getElementById("<text:span text:style-name="T3">square</text:span>"<text:span text:style-name="T5">+</text:span>a).style.backgroundImage;</text:p>
      <text:p text:style-name="Preformatted_20_Text"><text:s text:c="4"/>let backGroundB = document.getElementById("square"+b).style.backgroundImage;</text:p>
      <text:p text:style-name="Preformatted_20_Text"><text:s text:c="4"/>let backGroundC = document.getElementById("square"+c).style.backgroundImage;</text:p>
      <text:p text:style-name="Preformatted_20_Text"><text:s text:c="4"/>if((backGroundA===backGroundB) &amp;&amp; (backGroundB===backGroundC) &amp;&amp; (backGroundA!="none" &amp;&amp; backGroundA!="")) {</text:p>
      <text:p text:style-name="Preformatted_20_Text"><text:s text:c="8"/>if(backGroundA.indexOf("1.jpg") &gt;=0)</text:p>
      <text:p text:style-name="Preformatted_20_Text"><text:s text:c="12"/>winner = "1";</text:p>
      <text:p text:style-name="Preformatted_20_Text"><text:s text:c="8"/>else</text:p>
      <text:p text:style-name="Preformatted_20_Text"><text:s text:c="12"/>winner ="2";</text:p>
      <text:p text:style-name="Preformatted_20_Text"><draw:line text:anchor-type="paragraph" draw:z-index="7" draw:name="Shape8" draw:style-name="gr5" draw:text-style-name="P5" svg:x1="16.785cm" svg:y1="0.288cm" svg:x2="4.694cm" svg:y2="3.781cm"><text:p/></draw:line><draw:frame text:anchor-type="paragraph" draw:z-index="12" draw:name="Shape13" draw:style-name="gr4" draw:text-style-name="P6" svg:width="6.007cm" svg:height="1.694cm" svg:x="6.599cm" svg:y="0.129cm"><draw:text-box><text:p>A FUNÇÃO <text:tab/>equalFigures é chamada dentro da função verifyChampion</text:p></draw:text-box></draw:frame><text:s text:c="8"/>return true;</text:p>
      <text:p text:style-name="Preformatted_20_Text"/>
      <text:p text:style-name="Preformatted_20_Text"><text:s text:c="4"/>}else {</text:p>
      <text:p text:style-name="Preformatted_20_Text"><text:s text:c="8"/>return false;</text:p>
      <text:p text:style-name="Preformatted_20_Text"><text:s text:c="4"/>}</text:p>
      <text:p text:style-name="Preformatted_20_Text">}</text:p>
      <text:p text:style-name="Preformatted_20_Text"><draw:frame text:anchor-type="paragraph" draw:z-index="9" draw:name="Shape10" draw:style-name="gr7" draw:text-style-name="P6" svg:width="4.843cm" svg:height="1.463cm" svg:x="8.689cm" svg:y="0.399cm"><draw:text-box><text:p>Se A é igual a 1 então vai referenciar square1 l,a no HTML</text:p></draw:text-box></draw:frame>//--------------------//</text:p>
      <text:p text:style-name="Preformatted_20_Text">function verifyChampion() {</text:p>
      <text:p text:style-name="Preformatted_20_Text"><text:s text:c="4"/>let champion=false;</text:p>
      <text:p text:style-name="Preformatted_20_Text"><text:s text:c="4"/>if (<text:span text:style-name="T1">equalFigures</text:span>(1, 2, 3)) {</text:p>
      <text:p text:style-name="Preformatted_20_Text"><text:s text:c="8"/>champion=true;</text:p>
      <text:p text:style-name="Preformatted_20_Text"/>
      <text:p text:style-name="Preformatted_20_Text"><draw:frame text:anchor-type="paragraph" draw:z-index="13" draw:name="Shape14" draw:style-name="gr3" draw:text-style-name="P6" svg:width="7.78cm" svg:height="2.924cm" svg:x="8.901cm" svg:y="0.034cm"><draw:text-box><text:p>Os valores numéricos passados são concatenados com o elemento square la de html neste exemplo “square”+a é igual a “square1” la do HTML pois 1 é o valor de a é desta maneira que o jogo sabe em qual casa está.</text:p></draw:text-box></draw:frame><text:s text:c="4"/>}else if (equalFigures(4, 5, 6)){</text:p>
      <text:p text:style-name="Preformatted_20_Text"><text:s text:c="8"/>champion=true;</text:p>
      <text:p text:style-name="Preformatted_20_Text"/>
      <text:p text:style-name="Preformatted_20_Text"><text:s text:c="4"/>}else if (equalFigures(7, 8, 9)) {</text:p>
      <text:p text:style-name="Preformatted_20_Text"><text:s text:c="8"/>champion=true;</text:p>
      <text:p text:style-name="Preformatted_20_Text"/>
      <text:p text:style-name="Preformatted_20_Text"><text:s text:c="4"/>}else if (equalFigures(1, 4, 7)) {</text:p>
      <text:p text:style-name="Preformatted_20_Text"><text:s text:c="8"/>champion=true;</text:p>
      <text:p text:style-name="Preformatted_20_Text"/>
      <text:p text:style-name="Preformatted_20_Text"><text:s text:c="4"/>}else if (equalFigures(2, 5, 8)) {</text:p>
      <text:p text:style-name="Preformatted_20_Text"><text:s text:c="8"/>champion=true;</text:p>
      <text:p text:style-name="Preformatted_20_Text"/>
      <text:p text:style-name="Preformatted_20_Text"><text:s text:c="4"/>}else if (equalFigures(3, 6, 9)) {</text:p>
      <text:p text:style-name="Preformatted_20_Text"><text:s text:c="8"/>champion=true;</text:p>
      <text:p text:style-name="Preformatted_20_Text"/>
      <text:p text:style-name="Preformatted_20_Text"><text:s text:c="4"/>}else if (equalFigures (1, 5, 9)) {</text:p>
      <text:p text:style-name="Preformatted_20_Text"><text:s text:c="8"/>champion=true;</text:p>
      <text:p text:style-name="Preformatted_20_Text"/>
      <text:p text:style-name="Preformatted_20_Text"><text:s text:c="4"/>}else if (equalFigures (3, 5, 7)) {</text:p>
      <text:p text:style-name="Preformatted_20_Text"><text:s text:c="8"/>champion=true;</text:p>
      <text:p text:style-name="Preformatted_20_Text"/>
      <text:p text:style-name="Preformatted_20_Text"><text:s text:c="4"/>}</text:p>
      <text:p text:style-name="Preformatted_20_Text"/>
      <text:p text:style-name="Preformatted_20_Text"><text:s text:c="4"/>if(champion) {</text:p>
      <text:p text:style-name="Preformatted_20_Text"><text:s text:c="8"/>document.getElementById("result").innerHTML = "&lt;h1&gt; O jogador " +winner + " venceu!&lt;/h1&gt;"</text:p>
      <text:p text:style-name="Preformatted_20_Text"><text:s text:c="8"/>let squares = document.getElementsByClassName("square");</text:p>
      <text:p text:style-name="Preformatted_20_Text"><text:s text:c="8"/>for (let i=0; i&lt;squares.length; i++){</text:p>
      <text:p text:style-name="Preformatted_20_Text"><text:s text:c="12"/>squares[i].onclick = null;</text:p>
      <text:p text:style-name="Preformatted_20_Text"/>
      <text:p text:style-name="Preformatted_20_Text"/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2"><text:soft-page-break/>AQUI É FEITO A COLOCAÇÃO DAS IMAGENS DENTRO DAS DIVS ID SQUARE.</text:p>
      <text:p text:style-name="P2">É ONDE TAMBÉM SE DÁ SUA ALTERNÂNCIA.</text:p>
      <text:p text:style-name="P1"/>
      <text:p text:style-name="P1">let <text:span text:style-name="T4">turn</text:span> =1;</text:p>
      <text:p text:style-name="P3"><text:span text:style-name="T2">let winner = "";</text:span></text:p>
      <text:p text:style-name="Preformatted_20_Text"><draw:line text:anchor-type="paragraph" draw:z-index="14" draw:name="Shape15" draw:style-name="gr2" draw:text-style-name="P5" svg:x1="-0.572cm" svg:y1="0.288cm" svg:x2="-0.466cm" svg:y2="5.712cm"><text:p/></draw:line><draw:line text:anchor-type="paragraph" draw:z-index="17" draw:name="Shape18" draw:style-name="gr1" draw:text-style-name="P5" svg:x1="-0.572cm" svg:y1="0.288cm" svg:x2="0.037cm" svg:y2="0.235cm"><text:p/></draw:line>let img = document.getElementById("start");</text:p>
      <text:p text:style-name="Preformatted_20_Text"/>
      <text:p text:style-name="Preformatted_20_Text">function verifySquare(<text:span text:style-name="T12">square</text:span>){</text:p>
      <text:p text:style-name="Preformatted_20_Text"><text:s text:c="4"/><text:span text:style-name="T11">let</text:span> image = <text:span text:style-name="T15">document.getElementById</text:span>(<text:span text:style-name="T13">square</text:span>).<text:span text:style-name="T16">style.backgroundImage;</text:span></text:p>
      <text:p text:style-name="Preformatted_20_Text"><draw:custom-shape text:anchor-type="paragraph" draw:z-index="0" draw:name="Shape1" draw:style-name="gr12" svg:width="1.509cm" svg:height="0.451cm" svg:x="2.498cm" svg:y="0.36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4" draw:style-name="gr10" svg:width="15.585cm" svg:height="3.996cm" svg:x="0.857cm" svg:y="0.31cm"><text:p/><draw:enhanced-geometry svg:viewBox="0 0 21600 21600" draw:type="rectangle" draw:enhanced-path="M 0 0 L 21600 0 21600 21600 0 21600 0 0 Z N"/></draw:custom-shape><text:s text:c="4"/><text:span text:style-name="T11">if</text:span> (image==="none"|| image==="") {</text:p>
      <text:p text:style-name="Preformatted_20_Text"><draw:custom-shape text:anchor-type="paragraph" draw:z-index="1" draw:name="Shape2" draw:style-name="gr11" svg:width="1.668cm" svg:height="0.662cm" svg:x="13.451cm" svg:y="0.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 text:c="8"/><text:span text:style-name="T11">let</text:span> <text:span text:style-name="T17">figure</text:span> = "url("<text:span text:style-name="T1">+</text:span><text:span text:style-name="T7">turn</text:span>.<text:span text:style-name="T14">toString()</text:span> <text:span text:style-name="T1">+</text:span>".jpg)";</text:p>
      <text:p text:style-name="Preformatted_20_Text"><draw:line text:anchor-type="paragraph" draw:z-index="2" draw:name="Shape3" draw:style-name="gr1" draw:text-style-name="P5" svg:x1="3.821cm" svg:y1="0.039cm" svg:x2="13.452cm" svg:y2="0.039cm"><text:p/></draw:line><text:s text:c="8"/><text:span text:style-name="T15">document.getElementById(</text:span><text:span text:style-name="T13">square</text:span>)<text:span text:style-name="T15">.style.backgroundImage</text:span> = <text:span text:style-name="T17">figure</text:span>;</text:p>
      <text:p text:style-name="Preformatted_20_Text"><text:s text:c="7"/><text:span text:style-name="T11"><text:s/>if</text:span>(<text:span text:style-name="T6">turn</text:span><text:span text:style-name="T3"> </text:span><text:span text:style-name="T9">===</text:span><text:span text:style-name="T3">1</text:span>) {</text:p>
      <text:p text:style-name="Preformatted_20_Text"><draw:line text:anchor-type="paragraph" draw:z-index="16" draw:name="Shape17" draw:style-name="gr1" draw:text-style-name="P5" svg:x1="-0.466cm" svg:y1="0.153cm" svg:x2="2.206cm" svg:y2="0.232cm"><text:p/></draw:line><text:s text:c="12"/>img.src= "<text:span text:style-name="T10">2.jpg" </text:span></text:p>
      <text:p text:style-name="Preformatted_20_Text"><text:s text:c="12"/><text:span text:style-name="T6">turn</text:span><text:span text:style-name="T9">=</text:span><text:span text:style-name="T3">2;</text:span></text:p>
      <text:p text:style-name="Preformatted_20_Text"/>
      <text:p text:style-name="Preformatted_20_Text"><text:s text:c="8"/>}else{</text:p>
      <text:p text:style-name="Preformatted_20_Text"><text:s text:c="12"/><text:span text:style-name="T6">turn</text:span><text:span text:style-name="T9">=</text:span><text:span text:style-name="T3">1</text:span>;</text:p>
      <text:p text:style-name="Preformatted_20_Text"><draw:line text:anchor-type="paragraph" draw:z-index="15" draw:name="Shape16" draw:style-name="gr1" draw:text-style-name="P5" svg:x1="-0.466cm" svg:y1="0.506cm" svg:x2="2.444cm" svg:y2="0.215cm"><text:p/></draw:line><text:s text:c="12"/>img.src<text:span text:style-name="T8">=</text:span><text:span text:style-name="T10">"1.jpg"</text:span></text:p>
      <text:p text:style-name="Preformatted_20_Text"><text:s text:c="8"/>}</text:p>
      <text:p text:style-name="Preformatted_20_Text"/>
      <text:p text:style-name="Preformatted_20_Text"><text:s text:c="8"/>verifyChampion();</text:p>
      <text:p text:style-name="Preformatted_20_Text"><text:s text:c="4"/>}</text:p>
      <text:p text:style-name="Preformatted_20_Text">}</text:p>
      <text:p text:style-name="Preformatted_20_Text"/>
      <text:p text:style-name="Preformatted_20_Text">function resetGame(){</text:p>
      <text:p text:style-name="Preformatted_20_Text"><text:s text:c="4"/>location.reload();</text:p>
      <text:p text:style-name="Preformatted_20_Text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1-25T16:47:09.683666640</dc:date>
    <meta:editing-duration>PT41M22S</meta:editing-duration>
    <meta:editing-cycles>7</meta:editing-cycles>
    <meta:document-statistic meta:table-count="0" meta:image-count="0" meta:object-count="0" meta:page-count="2" meta:paragraph-count="66" meta:word-count="205" meta:character-count="2068" meta:non-whitespace-character-count="1581"/>
  </office:meta>
</office:document-meta>
</file>